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6-0164 <text:s text:c="28"/>29/06/2015</text:p>
      <text:p text:style-name="P12"><text:s text:c="6"/>Universidad Francisco Gavidia.</text:p>
      <text:p text:style-name="P13"><text:s text:c="7"/>Calle El Progreso Col. Flor Blanca #2748. <text:s text:c="3"/></text:p>
      <text:p text:style-name="P14"><text:s text:c="11"/>San Salvador <text:s text:c="13"/>0614-070381-003-2 <text:s text:c="28"/>45078-2</text:p>
      <text:p text:style-name="P14"><text:s text:c="41"/>Educación Formal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1 <text:s text:c="8"/></text:span><text:s/><text:span text:style-name="T2">Servicios de Capacitación del curso "Fundamentos de ISO 14001"</text:span><text:tab/> <text:s text:c="33"/><text:span text:style-name="T3">$ 353.98 <text:s text:c="23"/>$ 353.98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353.98 </text:p>
      <text:p text:style-name="P18">400 <text:s text:c="82"/><text:span text:style-name="T5">$ </text:span>46.02</text:p>
      <text:p text:style-name="P16"><text:span text:style-name="T1"><text:s text:c="19"/></text:span><text:s text:c="69"/><text:span text:style-name="T5">$</text:span> <text:span text:style-name="T1">400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4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